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 Mono" svg:font-family="'Bitstream Vera Sans Mono'"/>
    <style:font-face style:name="DejaVu Sans Mono" svg:font-family="'DejaVu Sans Mono'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866in"/>
    </style:style>
    <style:style style:name="co11" style:family="table-column">
      <style:table-column-properties fo:break-before="auto" style:column-width="0.6965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 style:rotation-angle="90"/>
      <style:paragraph-properties fo:text-align="center" fo:margin-left="0in"/>
      <style:text-properties fo:color="#c9211e" style:font-name="Arial Narrow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end" fo:margin-left="0in"/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in"/>
      <style:text-properties style:font-name="DejaVu Sans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/>
    </style:style>
    <style:style style:name="ce6" style:family="table-cell" style:parent-style-name="Default">
      <style:table-cell-properties fo:background-color="#ffff00" fo:border="0.06pt solid #000000"/>
      <style:text-properties fo:color="#c9211e" style:font-name="Arial Narrow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">
      <style:table-cell-properties style:cell-protect="none" style:print-content="true" fo:background-color="transparent" fo:border="0.06pt solid #000000"/>
      <style:text-properties style:font-name="DejaVu Sans Mono" style:font-name-asian="Bitstream Vera Sans Mono" style:font-name-complex="Bitstream Vera Sans Mono"/>
    </style:style>
    <style:style style:name="ce8" style:family="table-cell" style:parent-style-name="Default" style:data-style-name="N100">
      <style:table-cell-properties style:cell-protect="none" style:print-content="true" fo:background-color="transparent" fo:border="0.06pt solid #000000"/>
      <style:text-properties style:use-window-font-color="true" style:font-name="DejaVu Sans Mono" style:font-name-asian="Bitstream Vera Sans Mono" style:font-name-complex="Bitstream Vera Sans Mono"/>
    </style:style>
    <style:style style:name="ce9" style:family="table-cell" style:parent-style-name="Default" style:data-style-name="N100">
      <style:table-cell-properties style:cell-protect="none" style:print-content="true" style:text-align-source="value-type" style:repeat-content="false" fo:background-color="transparent" fo:border="0.06pt solid #000000"/>
      <style:paragraph-properties fo:margin-left="0in"/>
      <style:text-properties style:font-name="DejaVu Sans Mono" style:font-name-asian="Bitstream Vera Sans Mono" style:font-name-complex="Bitstream Vera Sans Mono"/>
    </style:style>
    <style:style style:name="ce10" style:family="table-cell" style:parent-style-name="Default">
      <style:table-cell-properties style:cell-protect="none" style:print-content="true" fo:border="0.06pt solid #000000"/>
      <style:text-properties style:font-name="DejaVu Sans Mono"/>
    </style:style>
    <style:style style:name="ce11" style:family="table-cell" style:parent-style-name="Default">
      <style:text-properties style:font-name="DejaVu Sans Mono"/>
    </style:style>
    <style:style style:name="ce12" style:family="table-cell" style:parent-style-name="Default">
      <style:table-cell-properties fo:background-color="#ff6d6d" style:text-align-source="fix" style:repeat-content="false"/>
      <style:paragraph-properties fo:text-align="end" fo:margin-left="0in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6d6d" style:text-align-source="fix" style:repeat-content="false" fo:border-left="none" fo:border-right="none" fo:border-top="1.25pt solid #000000"/>
      <style:paragraph-properties fo:text-align="end" fo:margin-left="0in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ackground-color="#7ddee1" style:text-align-source="fix" style:repeat-content="false" fo:border="0.06pt solid #000000" style:rotation-angle="90"/>
      <style:paragraph-properties fo:text-align="center" fo:margin-left="0in"/>
      <style:text-properties fo:color="#c9211e" style:font-name="Arial Narrow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b4c7dc" fo:border="0.06pt solid #000000"/>
      <style:text-properties style:font-name="DejaVu Sans Mono"/>
    </style:style>
    <style:style style:name="ce17" style:family="table-cell" style:parent-style-name="Default">
      <style:table-cell-properties fo:border-bottom="none" fo:background-color="#ff6d6d" fo:border-left="none" fo:border-right="none" fo:border-top="1.25pt solid #000000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6d6d" style:text-align-source="fix" style:repeat-content="false" fo:border-left="none" fo:border-right="none" fo:border-top="1.25pt solid #000000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ff6d6d" style:text-align-source="fix" style:repeat-content="false" fo:border="none"/>
      <style:paragraph-properties fo:text-align="end" fo:margin-left="0in"/>
      <style:text-properties style:font-name="DejaVu Sans Mono" fo:font-weight="bold" style:font-weight-asian="bold" style:font-weight-complex="bold"/>
    </style:style>
    <style:style style:name="ce21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in"/>
      <style:text-properties style:font-name="DejaVu Sans Mono" style:font-name-asian="Bitstream Vera Sans Mono" style:font-name-complex="Bitstream Vera Sans Mono"/>
    </style:style>
    <style:style style:name="ce22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DejaVu Sans Mono" style:font-name-asian="Bitstream Vera Sans Mono" style:font-name-complex="Bitstream Vera Sans Mono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4pt" style:font-size-complex="14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tlr to Prop cords 120VAC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<text:span text:style-name="T1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Eaves Chase C9 1 (R)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2]*[.E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7" office:value-type="string" calcext:value-type="string">
            <text:p>Master Power Low</text:p>
          </table:table-cell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3]*[.E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Bushes 4 {D} (Pink+White)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4]*[.E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Disco Balls (M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5]*[.E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UFOs 3 {R}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6]*[.E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1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Snow Lake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7]*[.E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Master Power High</text:p>
          </table:table-cell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8]*[.E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Wreath Leaves (G)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9]*[.E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Security Lights (W)</text:p>
          </table:table-cell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10]*[.E1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1 (L} (RGBWw)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1]*[.E11]" office:value-type="float" office:value="136" calcext:value-type="float">
            <text:p>136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2 (RGBWw)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2]*[.E12]" office:value-type="float" office:value="104" calcext:value-type="float">
            <text:p>104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3 (RGBWw)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3]*[.E13]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4 {CL} (RGBWw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4]*[.E14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5 {CR} (RGBWw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5]*[.E15]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6 (RGBWw)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6]*[.E16]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7 (RGBWw)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7]*[.E17]" office:value-type="float" office:value="104" calcext:value-type="float">
            <text:p>104</text:p>
          </table:table-cell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ee- Tomato A8 {R} (RGBWw)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18]*[.E18]" office:value-type="float" office:value="136" calcext:value-type="float">
            <text:p>136</text:p>
          </table:table-cell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1 {L} (VW)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19]*[.E19]"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2 (VW)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0]*[.E20]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3 (VW)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1]*[.E21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4 {CL} (VW)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2]*[.E22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5 {CR} (VW)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3]*[.E23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6 (VW)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4]*[.E24]"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7 (VW)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5]*[.E25]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Tree- Tomato B8 {R} (VW)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26]*[.E26]"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Tree- Big 1 (M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27]*[.E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Coexist Flag (M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formula="of:=[.D28]*[.E2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Tree- Tinsel 1 {L} (R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29]*[.E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Tree- Tinsel 2 {R} (R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0]*[.E3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Tree- Small {L} (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1]*[.E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Trees- Willow and Palm (G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32]*[.E3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Singers- Snow Globe (W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33]*[.E3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Presents (M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4]*[.E3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C</text:p>
          </table:table-cell>
          <table:table-cell table:style-name="ce9" office:value-type="string" calcext:value-type="string">
            <text:p>Candy Canes 1 (RGRG)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16" table:formula="of:=[.D35]*[.E3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Bushes 1 {S} Rainbow (ROGBV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6]*[.E3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Bushes 2.1 {L} (M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7]*[.E3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Bushes 2.2 {L}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8]*[.E3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</text:p>
          </table:table-cell>
          <table:table-cell table:style-name="ce9" office:value-type="string" calcext:value-type="string">
            <text:p>Bushes 2.3 {L} Low (O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39]*[.E3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Lamp Post Directions (O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40]*[.E4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Trees- Rainbow (ROYGBV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41]*[.E4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Singers- Penguins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42]*[.E4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UFOs 1 {L}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43]*[.E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UFOs 2 {CT}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44]*[.E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Singer- Snowman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45]*[.E4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D</text:p>
          </table:table-cell>
          <table:table-cell table:style-name="ce8" office:value-type="string" calcext:value-type="string">
            <text:p>Peace Sign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46]*[.E4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D</text:p>
          </table:table-cell>
          <table:table-cell table:style-name="ce8" office:value-type="string" calcext:value-type="string">
            <text:p>Menorah (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47]*[.E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Bushes 3 {C} M5 (RGBWw)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formula="of:=[.D48]*[.E4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Lasers- House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49]*[.E4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Flying Spaghetti Monster (W)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style-name="ce16" table:formula="of:=[.D50]*[.E5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Big Nick Inside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51]*[.E5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Big Nick Fire Swirlies (RO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52]*[.E5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Candy Cane Swirlies (RG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53]*[.E5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Swirlies- Snowflakes (W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formula="of:=[.D54]*[.E5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Snowfall Spots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formula="of:=[.D55]*[.E5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Countdown Timer (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56]*[.E5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E</text:p>
          </table:table-cell>
          <table:table-cell table:style-name="ce8" office:value-type="string" calcext:value-type="string">
            <text:p>Yule Log (O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57]*[.E5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Mailboxes (O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58]*[.E5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Lamp Posts (Y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59]*[.E5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Lasers and Swirlies in Pine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16" table:formula="of:=[.D60]*[.E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Bushes 5.1 {R} C9 (RGBWVM)</text:p>
          </table:table-cell>
          <table:table-cell table:style-name="ce2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16" table:formula="of:=[.D61]*[.E6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Star of Bethlehem (W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D62]*[.E6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Nativity Characters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formula="of:=[.D63]*[.E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Swirlies- Oak (RGB)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16" table:formula="of:=[.D64]*[.E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65]*[.E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66]*[.E6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67]*[.E6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68]*[.E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69]*[.E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0]*[.E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1]*[.E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2]*[.E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3]*[.E7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4]*[.E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5]*[.E7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6]*[.E7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6" table:formula="of:=[.D77]*[.E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78]*[.E7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79]*[.E7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0]*[.E8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1]*[.E8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2]*[.E8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3]*[.E8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4]*[.E8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5]*[.E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6]*[.E8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7]*[.E8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8]*[.E8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89]*[.E8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0]*[.E9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1]*[.E9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2]*[.E9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3]*[.E9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4]*[.E9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5]*[.E9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6]*[.E9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7]*[.E9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8]*[.E9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99]*[.E9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0]*[.E10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1]*[.E10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2]*[.E10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3]*[.E10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4]*[.E10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5]*[.E10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6]*[.E10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7]*[.E10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8]*[.E10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09]*[.E10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0]*[.E11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1]*[.E1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2]*[.E11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3]*[.E11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4]*[.E11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5]*[.E11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6]*[.E11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7]*[.E11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8]*[.E11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19]*[.E11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0]*[.E12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1]*[.E12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2]*[.E12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3]*[.E12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4]*[.E1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5]*[.E12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6]*[.E12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7]*[.E1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8]*[.E12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29]*[.E1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0]*[.E13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1]*[.E1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2]*[.E13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3]*[.E13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4]*[.E13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5]*[.E13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6]*[.E13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7]*[.E13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8]*[.E13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39]*[.E13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0]*[.E14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1]*[.E14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2]*[.E14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3]*[.E1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4]*[.E1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5]*[.E14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6]*[.E14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7]*[.E1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8]*[.E14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49]*[.E14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0]*[.E15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1]*[.E15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2]*[.E15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3]*[.E15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4]*[.E15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5]*[.E15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6]*[.E15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7]*[.E15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8]*[.E15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59]*[.E15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0]*[.E1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1]*[.E16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2]*[.E16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3]*[.E1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4]*[.E1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5]*[.E1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6]*[.E16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7]*[.E16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8]*[.E1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69]*[.E1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0]*[.E1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1]*[.E1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2]*[.E1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3]*[.E17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4]*[.E1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5]*[.E17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6]*[.E17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7]*[.E1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8]*[.E17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79]*[.E17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0]*[.E18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1]*[.E18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2]*[.E18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3]*[.E18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4]*[.E18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"/>
          <table:table-cell table:style-name="ce10"/>
          <table:table-cell table:style-name="ce2"/>
          <table:table-cell table:style-name="ce4" table:number-columns-repeated="3"/>
          <table:table-cell table:style-name="ce16" table:formula="of:=[.D185]*[.E1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3" table:formula="of:=[.H187]/2" office:value-type="float" office:value="568" calcext:value-type="float">
            <text:p>568</text:p>
          </table:table-cell>
          <table:table-cell table:style-name="ce14" table:number-columns-repeated="2"/>
          <table:table-cell table:style-name="ce14" table:formula="of:=SUM([.G2:.G185])" office:value-type="float" office:value="289" calcext:value-type="float">
            <text:p>289</text:p>
          </table:table-cell>
          <table:table-cell table:style-name="ce17" table:formula="of:=SUM([.H2:.H186])" office:value-type="float" office:value="1136" calcext:value-type="float">
            <text:p>1136</text:p>
          </table:table-cell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 cords 120VAC" table:style-name="ta1"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Cltr F behind right bushes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2]*[.E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Ctrls B and H Tomato Trees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3]*[.E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Ctlr E behind middle wall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4]*[.E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tlr E behind middle wall</text:p>
          </table:table-cell>
          <table:table-cell table:style-name="ce7" office:value-type="string" calcext:value-type="string">
            <text:p>Ctlr D behind left bushes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5]*[.E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Ctlr D behind left bushes</text:p>
          </table:table-cell>
          <table:table-cell table:style-name="ce7" office:value-type="string" calcext:value-type="string">
            <text:p>Ctlr C Misc Trees Left yard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6]*[.E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Computer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7]*[.E7]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Monitor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8]*[.E8]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8" office:value-type="string" calcext:value-type="string">
            <text:p>Low Volt Power Supply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9]*[.E9]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8" office:value-type="string" calcext:value-type="string">
            <text:p>On Ctlr A in garage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6" table:formula="of:=[.D10]*[.E10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ltr F behind right bushes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11]*[.E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ltr D behind left bushes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6" table:formula="of:=[.D12]*[.E12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ltr E behind middle wall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6" table:formula="of:=[.D13]*[.E13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tlr C Misc Trees Left Yard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14]*[.E1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trl B Tom Trees Row B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6" table:formula="of:=[.D15]*[.E15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Extension Cord</text:p>
          </table:table-cell>
          <table:table-cell table:style-name="ce7" office:value-type="string" calcext:value-type="string">
            <text:p>On Ctlr H Tom Trees Row A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Strip Phase A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17]*[.E17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Strip Phase B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 table:formula="of:=[.D18]*[.E18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Dryer Jack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6" table:formula="of:=[.D19]*[.E19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office:value-type="string" calcext:value-type="string">
            <text:p>Dryer Jack</text:p>
          </table:table-cell>
          <table:table-cell table:style-name="ce7" office:value-type="string" calcext:value-type="string">
            <text:p>Breaker Box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16" table:formula="of:=[.D20]*[.E2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1]*[.E2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2]*[.E2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4]*[.E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5]*[.E2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6]*[.E2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7]*[.E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8]*[.E2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29]*[.E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0]*[.E3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1]*[.E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2]*[.E3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3]*[.E3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4]*[.E3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3"/>
          <table:table-cell table:style-name="ce16" table:formula="of:=[.D35]*[.E3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6]*[.E3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7]*[.E3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38]*[.E3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3"/>
          <table:table-cell table:style-name="ce16" table:formula="of:=[.D39]*[.E3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0]*[.E4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1]*[.E4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2]*[.E4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3]*[.E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4]*[.E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5]*[.E4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3"/>
          <table:table-cell table:style-name="ce16" table:formula="of:=[.D46]*[.E4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3"/>
          <table:table-cell table:style-name="ce16" table:formula="of:=[.D47]*[.E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8]*[.E4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49]*[.E4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0]*[.E5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1]*[.E5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2]*[.E5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3]*[.E5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4]*[.E5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5]*[.E5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6]*[.E5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3"/>
          <table:table-cell table:style-name="ce16" table:formula="of:=[.D57]*[.E5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8]*[.E5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59]*[.E5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60]*[.E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61]*[.E6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62]*[.E6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3"/>
          <table:table-cell table:style-name="ce16" table:formula="of:=[.D63]*[.E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3"/>
          <table:table-cell table:style-name="ce16" table:formula="of:=[.D64]*[.E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65]*[.E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66]*[.E6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67]*[.E6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68]*[.E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69]*[.E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0]*[.E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1]*[.E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2]*[.E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3]*[.E7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4]*[.E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5]*[.E7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6]*[.E7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7]*[.E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8]*[.E7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79]*[.E7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0]*[.E8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1]*[.E8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2]*[.E8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3]*[.E8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4]*[.E8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5]*[.E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6]*[.E8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7]*[.E8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8]*[.E8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89]*[.E8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0]*[.E9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1]*[.E9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2]*[.E9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3]*[.E9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4]*[.E9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5]*[.E9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6]*[.E9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7]*[.E9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8]*[.E9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99]*[.E9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0]*[.E10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1]*[.E10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2]*[.E10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3]*[.E10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4]*[.E10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5]*[.E10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6]*[.E10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7]*[.E10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8]*[.E10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09]*[.E10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0]*[.E11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1]*[.E1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2]*[.E11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3]*[.E11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4]*[.E11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5]*[.E11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6]*[.E11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7]*[.E11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8]*[.E11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19]*[.E11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0]*[.E12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1]*[.E12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2]*[.E12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3]*[.E12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4]*[.E1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5]*[.E12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6]*[.E12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7]*[.E12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8]*[.E12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29]*[.E12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0]*[.E13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1]*[.E1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2]*[.E13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3]*[.E13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4]*[.E13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5]*[.E13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6]*[.E13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7]*[.E13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8]*[.E13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39]*[.E13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0]*[.E14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1]*[.E14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2]*[.E14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3]*[.E1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4]*[.E1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5]*[.E14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6]*[.E14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7]*[.E14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8]*[.E14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49]*[.E14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0]*[.E15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1]*[.E15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2]*[.E15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3]*[.E15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4]*[.E15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5]*[.E15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6]*[.E15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7]*[.E15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8]*[.E15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59]*[.E15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0]*[.E16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1]*[.E16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2]*[.E16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3]*[.E1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4]*[.E1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5]*[.E1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6]*[.E16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7]*[.E16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8]*[.E1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69]*[.E1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0]*[.E1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1]*[.E1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2]*[.E1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3]*[.E17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4]*[.E1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5]*[.E17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6]*[.E17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7]*[.E17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8]*[.E17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79]*[.E17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0]*[.E18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1]*[.E18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2]*[.E18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3]*[.E18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4]*[.E18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3"/>
          <table:table-cell table:style-name="ce16" table:formula="of:=[.D185]*[.E18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3" table:formula="of:=SUM([.D2:.D185])" office:value-type="float" office:value="51" calcext:value-type="float">
            <text:p>51</text:p>
          </table:table-cell>
          <table:table-cell table:style-name="ce12" table:number-columns-repeated="2"/>
          <table:table-cell table:style-name="ce19" table:formula="of:=SUM([.G2:.G185])" office:value-type="float" office:value="0" calcext:value-type="float">
            <text:p>0</text:p>
          </table:table-cell>
          <table:table-cell table:style-name="ce19" table:formula="of:=SUM([.H2:.H185])" office:value-type="float" office:value="225" calcext:value-type="float">
            <text:p>225</text:p>
          </table:table-cell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ht Strings" table:style-name="ta1">
        <office:forms form:automatic-focus="false" form:apply-design-mode="false"/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8" table:default-cell-style-name="ce11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" office:value-type="string" calcext:value-type="string">
            <text:p>Bulb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Eaves Chase C9</text:p>
          </table:table-cell>
          <table:table-cell table:style-name="ce7"/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00" calcext:value-type="float">
            <text:p>800</text:p>
          </table:table-cell>
          <table:table-cell table:style-name="ce16" table:formula="of:=[.D2]*[.E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2 Left Multi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[.D3]*[.E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2 Left Whit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[.D4]*[.E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2 Low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6" table:formula="of:=[.D5]*[.E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3 Middle</text:p>
          </table:table-cell>
          <table:table-cell table:style-name="ce7"/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0" calcext:value-type="float">
            <text:p>400</text:p>
          </table:table-cell>
          <table:table-cell table:style-name="ce16" table:formula="of:=[.D6]*[.E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4 Driveway Pink</text:p>
          </table:table-cell>
          <table:table-cell table:style-name="ce7"/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[.D7]*[.E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ushes 4 Driveway Whit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[.D8]*[.E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Bushes 5 Right</text:p>
          </table:table-cell>
          <table:table-cell table:style-name="ce7"/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0" calcext:value-type="float">
            <text:p>400</text:p>
          </table:table-cell>
          <table:table-cell table:style-name="ce16" table:formula="of:=[.D9]*[.E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0" office:value-type="string" calcext:value-type="string">
            <text:p>Tomato Trees Row A</text:p>
          </table:table-cell>
          <table:table-cell table:style-name="ce7"/>
          <table:table-cell table:style-name="ce2"/>
          <table:table-cell table:style-name="ce4" office:value-type="float" office:value="96" calcext:value-type="float">
            <text:p>96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200" calcext:value-type="float">
            <text:p>3200</text:p>
          </table:table-cell>
          <table:table-cell table:style-name="ce16" table:formula="of:=[.D10]*[.E10]" office:value-type="float" office:value="0" calcext:value-type="float">
            <text:p>0</text:p>
          </table:table-cell>
          <table:table-cell office:value-type="string" calcext:value-type="string">
            <text:p>Note: 8 Trees, 4 Colors ea, 3 Wires ea = 96 conductors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Tomato Trees Row B</text:p>
          </table:table-cell>
          <table:table-cell table:style-name="ce7"/>
          <table:table-cell table:style-name="ce2"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0" calcext:value-type="float">
            <text:p>800</text:p>
          </table:table-cell>
          <table:table-cell table:style-name="ce16" table:formula="of:=[.D11]*[.E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Mailbox</text:p>
          </table:table-cell>
          <table:table-cell table:style-name="ce8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style-name="ce16" table:formula="of:=[.D12]*[.E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Green Willow Tree</text:p>
          </table:table-cell>
          <table:table-cell table:style-name="ce8"/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table:formula="of:=[.D13]*[.E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White Willow Tree</text:p>
          </table:table-cell>
          <table:table-cell table:style-name="ce7"/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 table:style-name="ce16" table:formula="of:=[.D14]*[.E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Red Tinsel Trees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200" calcext:value-type="float">
            <text:p>200</text:p>
          </table:table-cell>
          <table:table-cell table:style-name="ce16" table:formula="of:=[.D15]*[.E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ig Tree 1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Wreath Red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6" table:formula="of:=[.D17]*[.E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Wreath Green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6" table:formula="of:=[.D18]*[.E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Presents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6" table:formula="of:=[.D19]*[.E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mall Rainbow Tre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6" table:formula="of:=[.D20]*[.E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Medium Rainbow Tre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6" table:formula="of:=[.D21]*[.E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2]*[.E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UFOs</text:p>
          </table:table-cell>
          <table:table-cell table:style-name="ce7"/>
          <table:table-cell table:style-name="ce2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6" table:formula="of:=[.D24]*[.E24]" office:value-type="float" office:value="216" calcext:value-type="float">
            <text:p>21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nowflake Swirlie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25]*[.E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nowfall Projector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26]*[.E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Oak Swirlie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27]*[.E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Pine Swirlie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28]*[.E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Coexist Swirly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29]*[.E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Candy Cane Swirlie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30]*[.E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Disco Ball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31]*[.E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Countdown Projector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32]*[.E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Happy Holidays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33]*[.E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ig Nick Internal</text:p>
          </table:table-cell>
          <table:table-cell table:style-name="ce7"/>
          <table:table-cell table:style-name="ce2"/>
          <table:table-cell table:style-name="ce4" table:number-columns-repeated="4"/>
          <table:table-cell table:style-name="ce16" table:formula="of:=[.D34]*[.E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5]*[.E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6]*[.E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7]*[.E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4"/>
          <table:table-cell table:style-name="ce16" table:formula="of:=[.D38]*[.E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9]*[.E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0]*[.E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1]*[.E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4"/>
          <table:table-cell table:style-name="ce16" table:formula="of:=[.D42]*[.E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3]*[.E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4]*[.E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5]*[.E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6]*[.E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7]*[.E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8]*[.E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49]*[.E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50]*[.E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1]*[.E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2]*[.E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3]*[.E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4]*[.E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5]*[.E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6]*[.E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7]*[.E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8]*[.E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9]*[.E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60]*[.E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1]*[.E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2]*[.E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3]*[.E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4]*[.E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5]*[.E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66]*[.E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7]*[.E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68]*[.E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69]*[.E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0]*[.E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1]*[.E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2]*[.E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3]*[.E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4]*[.E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5]*[.E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6]*[.E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7]*[.E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8]*[.E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9]*[.E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0]*[.E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1]*[.E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2]*[.E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3]*[.E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4]*[.E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5]*[.E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6]*[.E8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7]*[.E8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8]*[.E8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9]*[.E8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0]*[.E9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1]*[.E9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2]*[.E9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3]*[.E9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4]*[.E9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5]*[.E9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6]*[.E9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7]*[.E9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8]*[.E9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9]*[.E9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0]*[.E10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1]*[.E10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2]*[.E10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3]*[.E10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4]*[.E10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5]*[.E10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6]*[.E10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7]*[.E10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8]*[.E10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9]*[.E10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0]*[.E1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1]*[.E1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2]*[.E1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3]*[.E1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4]*[.E1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5]*[.E1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6]*[.E1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7]*[.E1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8]*[.E1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9]*[.E1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0]*[.E1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1]*[.E1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2]*[.E1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3]*[.E1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4]*[.E12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5]*[.E1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6]*[.E1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7]*[.E1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8]*[.E1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9]*[.E1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0]*[.E1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1]*[.E1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2]*[.E1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3]*[.E1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4]*[.E1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5]*[.E1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6]*[.E1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7]*[.E1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8]*[.E1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9]*[.E1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0]*[.E1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1]*[.E1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2]*[.E1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3]*[.E1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4]*[.E1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5]*[.E1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6]*[.E1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7]*[.E1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8]*[.E1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9]*[.E1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0]*[.E1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1]*[.E1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2]*[.E1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3]*[.E1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4]*[.E1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5]*[.E1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6]*[.E1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7]*[.E1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8]*[.E1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9]*[.E1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0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1]*[.E1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2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3]*[.E1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4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5]*[.E1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6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7]*[.E1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8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9]*[.E1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0]*[.E1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1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2]*[.E1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3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4]*[.E1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5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6]*[.E1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7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8]*[.E1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9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0]*[.E1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1]*[.E1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2]*[.E1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3]*[.E1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4]*[.E1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5]*[.E1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6]*[.E18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7]*[.E18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8]*[.E18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7" table:formula="of:=SUM([.D2:.D188])" office:value-type="float" office:value="18" calcext:value-type="float">
            <text:p>18</text:p>
          </table:table-cell>
          <table:table-cell table:style-name="ce12" table:number-columns-repeated="2"/>
          <table:table-cell table:style-name="ce17" table:formula="of:=SUM([.G2:.G188])" office:value-type="float" office:value="86" calcext:value-type="float">
            <text:p>86</text:p>
          </table:table-cell>
          <table:table-cell table:style-name="ce17" table:formula="of:=SUM([.H2:.H188])" office:value-type="float" office:value="6510" calcext:value-type="float">
            <text:p>6510</text:p>
          </table:table-cell>
          <table:table-cell table:style-name="ce17" table:formula="of:=SUM([.I2:.I188])" office:value-type="float" office:value="216" calcext:value-type="float">
            <text:p>216</text:p>
          </table:table-cell>
          <table:table-cell table:number-columns-repeated="1015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xel Strings" table:style-name="ta1"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8" table:default-cell-style-name="ce11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" office:value-type="string" calcext:value-type="string">
            <text:p>Pixel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Eaves 1 Left Horiz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[.D2]*[.E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Eaves 2 Left Diag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[.D3]*[.E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Eaves 3 Right Diag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[.D4]*[.E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Eaves 4 Right Horiz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table:formula="of:=[.D5]*[.E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Candy Cane Fenc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334" calcext:value-type="float">
            <text:p>334</text:p>
          </table:table-cell>
          <table:table-cell table:style-name="ce16" table:formula="of:=[.D6]*[.E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Big Tree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309" calcext:value-type="float">
            <text:p>309</text:p>
          </table:table-cell>
          <table:table-cell table:style-name="ce16" table:formula="of:=[.D7]*[.E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Wheel of Dharma</text:p>
          </table:table-cell>
          <table:table-cell table:style-name="ce7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28" calcext:value-type="float">
            <text:p>128</text:p>
          </table:table-cell>
          <table:table-cell table:style-name="ce16" table:formula="of:=[.D8]*[.E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table:number-columns-repeated="2"/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6" table:formula="of:=[.D9]*[.E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0]*[.E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1]*[.E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12]*[.E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13]*[.E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4]*[.E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5]*[.E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7]*[.E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8]*[.E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19]*[.E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0]*[.E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1]*[.E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2]*[.E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4]*[.E2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5]*[.E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6]*[.E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7]*[.E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8]*[.E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29]*[.E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0]*[.E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1]*[.E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2]*[.E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3]*[.E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4]*[.E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5]*[.E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6]*[.E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7]*[.E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4"/>
          <table:table-cell table:style-name="ce16" table:formula="of:=[.D38]*[.E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39]*[.E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0]*[.E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1]*[.E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/>
          <table:table-cell table:style-name="ce2"/>
          <table:table-cell table:style-name="ce4" table:number-columns-repeated="4"/>
          <table:table-cell table:style-name="ce16" table:formula="of:=[.D42]*[.E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3]*[.E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4]*[.E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5]*[.E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6]*[.E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7]*[.E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48]*[.E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49]*[.E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50]*[.E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1]*[.E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2]*[.E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3]*[.E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4]*[.E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5]*[.E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6]*[.E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7]*[.E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8]*[.E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59]*[.E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60]*[.E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1]*[.E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2]*[.E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3]*[.E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4]*[.E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5]*[.E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/>
          <table:table-cell table:style-name="ce2"/>
          <table:table-cell table:style-name="ce4" table:number-columns-repeated="4"/>
          <table:table-cell table:style-name="ce16" table:formula="of:=[.D66]*[.E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/>
          <table:table-cell table:style-name="ce2"/>
          <table:table-cell table:style-name="ce4" table:number-columns-repeated="4"/>
          <table:table-cell table:style-name="ce16" table:formula="of:=[.D67]*[.E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68]*[.E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69]*[.E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0]*[.E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1]*[.E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2]*[.E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3]*[.E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4]*[.E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5]*[.E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6]*[.E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7]*[.E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8]*[.E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79]*[.E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0]*[.E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1]*[.E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2]*[.E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3]*[.E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4]*[.E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5]*[.E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6]*[.E8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7]*[.E8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8]*[.E8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89]*[.E8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0]*[.E9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1]*[.E9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2]*[.E9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3]*[.E9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4]*[.E9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5]*[.E9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6]*[.E9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7]*[.E9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8]*[.E9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99]*[.E9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0]*[.E10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1]*[.E10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2]*[.E10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3]*[.E10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4]*[.E10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5]*[.E10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6]*[.E10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7]*[.E10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8]*[.E10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09]*[.E10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0]*[.E1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1]*[.E1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2]*[.E1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3]*[.E1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4]*[.E1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5]*[.E1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6]*[.E1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7]*[.E1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8]*[.E1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19]*[.E1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0]*[.E1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1]*[.E1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2]*[.E1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3]*[.E1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4]*[.E12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5]*[.E1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6]*[.E1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7]*[.E1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8]*[.E1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29]*[.E1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0]*[.E1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1]*[.E1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2]*[.E1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3]*[.E1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4]*[.E1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5]*[.E1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6]*[.E1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7]*[.E1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8]*[.E1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39]*[.E1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0]*[.E1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1]*[.E1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2]*[.E1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3]*[.E1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4]*[.E1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5]*[.E1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6]*[.E1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7]*[.E1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8]*[.E1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49]*[.E1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0]*[.E1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1]*[.E1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2]*[.E1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3]*[.E1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4]*[.E1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5]*[.E1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6]*[.E1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7]*[.E1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8]*[.E1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59]*[.E1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0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1]*[.E1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2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3]*[.E1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4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5]*[.E1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6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7]*[.E1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8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69]*[.E1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0]*[.E1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1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2]*[.E1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3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4]*[.E1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5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6]*[.E1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7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8]*[.E1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79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0]*[.E1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1]*[.E1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2]*[.E1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3]*[.E1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4]*[.E1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5]*[.E1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6]*[.E18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7]*[.E18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2"/>
          <table:table-cell table:style-name="ce2"/>
          <table:table-cell table:style-name="ce4" table:number-columns-repeated="4"/>
          <table:table-cell table:style-name="ce16" table:formula="of:=[.D188]*[.E18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7" table:formula="of:=SUM([.D2:.D188])" office:value-type="float" office:value="0" calcext:value-type="float">
            <text:p>0</text:p>
          </table:table-cell>
          <table:table-cell table:style-name="ce12" table:number-columns-repeated="2"/>
          <table:table-cell table:style-name="ce17" table:formula="of:=SUM([.G2:.G188])" office:value-type="float" office:value="28" calcext:value-type="float">
            <text:p>28</text:p>
          </table:table-cell>
          <table:table-cell table:style-name="ce17" table:formula="of:=SUM([.H2:.H188])" office:value-type="float" office:value="771" calcext:value-type="float">
            <text:p>771</text:p>
          </table:table-cell>
          <table:table-cell table:style-name="ce17" table:formula="of:=SUM([.I2:.I188])" office:value-type="float" office:value="0" calcext:value-type="float">
            <text:p>0</text:p>
          </table:table-cell>
          <table:table-cell table:style-name="ce20" office:value-type="string" calcext:value-type="string">
            <text:p>LEDS:</text:p>
          </table:table-cell>
          <table:table-cell table:style-name="ce17" table:formula="of:=[.H190]*3" office:value-type="float" office:value="2313" calcext:value-type="float">
            <text:p>2313</text:p>
          </table:table-cell>
          <table:table-cell table:number-columns-repeated="1013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 Volt Cords(n)" table:style-name="ta1"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11" table:default-cell-style-name="ce11"/>
        <table:table-column table:style-name="co4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7" office:value-type="string" calcext:value-type="string">
            <text:p>Candy Cane Pixel Fence Data</text:p>
          </table:table-cell>
          <table:table-cell table:style-name="ce7" office:value-type="string" calcext:value-type="string">
            <text:p>Pixel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2]*[.G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Candy Cane Pixel Fence Power Inj</text:p>
          </table:table-cell>
          <table:table-cell table:style-name="ce7" office:value-type="string" calcext:value-type="string">
            <text:p>PwrInj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6" table:formula="of:=[.F3]*[.G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7" office:value-type="string" calcext:value-type="string">
            <text:p>Big Pixel Tree Data</text:p>
          </table:table-cell>
          <table:table-cell table:style-name="ce7" office:value-type="string" calcext:value-type="string">
            <text:p>Pixel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4]*[.G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Big Pixel Tree Power Inj</text:p>
          </table:table-cell>
          <table:table-cell table:style-name="ce7" office:value-type="string" calcext:value-type="string">
            <text:p>PwrInj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5]*[.G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7" office:value-type="string" calcext:value-type="string">
            <text:p>Eave Pixels 1 &amp; 2 Left Data</text:p>
          </table:table-cell>
          <table:table-cell table:style-name="ce7" office:value-type="string" calcext:value-type="string">
            <text:p>Pixel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6" table:formula="of:=[.F6]*[.G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Eave Pixels 1 Power Inj</text:p>
          </table:table-cell>
          <table:table-cell table:style-name="ce7" office:value-type="string" calcext:value-type="string">
            <text:p>PwrInj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7]*[.G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Eave Pixels 2 &amp; 3 Power Inj</text:p>
          </table:table-cell>
          <table:table-cell table:style-name="ce7" office:value-type="string" calcext:value-type="string">
            <text:p>PwrInj</text:p>
          </table:table-cell>
          <table:table-cell table:style-name="ce21" office:value-type="string" calcext:value-type="string">
            <text:p>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6" table:formula="of:=[.F8]*[.G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8" office:value-type="string" calcext:value-type="string">
            <text:p>Eave Pixels 3 &amp; 4 Right Data</text:p>
          </table:table-cell>
          <table:table-cell table:style-name="ce8" office:value-type="string" calcext:value-type="string">
            <text:p>Pixel</text:p>
          </table:table-cell>
          <table:table-cell table:style-name="ce22" office:value-type="string" calcext:value-type="string">
            <text:p>5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6" table:formula="of:=[.F9]*[.G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8" office:value-type="string" calcext:value-type="string">
            <text:p>Eave Pixels 4 Power Inj</text:p>
          </table:table-cell>
          <table:table-cell table:style-name="ce8" office:value-type="string" calcext:value-type="string">
            <text:p>PwrInj</text:p>
          </table:table-cell>
          <table:table-cell table:style-name="ce22" office:value-type="string" calcext:value-type="string">
            <text:p>5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0]*[.G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LOR CMD24 Ctlr </text:p>
          </table:table-cell>
          <table:table-cell table:style-name="ce7" office:value-type="string" calcext:value-type="string">
            <text:p>Roof Ridgeline Left</text:p>
          </table:table-cell>
          <table:table-cell table:style-name="ce7" office:value-type="string" calcext:value-type="string">
            <text:p>RGB</text:p>
          </table:table-cell>
          <table:table-cell table:style-name="ce21" office:value-type="string" calcext:value-type="string">
            <text:p>12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1]*[.G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LOR CMD24 Ctlr </text:p>
          </table:table-cell>
          <table:table-cell table:style-name="ce7" office:value-type="string" calcext:value-type="string">
            <text:p>Roof Ridgeline Right</text:p>
          </table:table-cell>
          <table:table-cell table:style-name="ce7" office:value-type="string" calcext:value-type="string">
            <text:p>RGB</text:p>
          </table:table-cell>
          <table:table-cell table:style-name="ce21" office:value-type="string" calcext:value-type="string">
            <text:p>12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2]*[.G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LOR CMD24 Ctlr </text:p>
          </table:table-cell>
          <table:table-cell table:style-name="ce7" office:value-type="string" calcext:value-type="string">
            <text:p>Festivus Pole RGB Flood</text:p>
          </table:table-cell>
          <table:table-cell table:style-name="ce7" office:value-type="string" calcext:value-type="string">
            <text:p>RGB</text:p>
          </table:table-cell>
          <table:table-cell table:style-name="ce21" office:value-type="string" calcext:value-type="string">
            <text:p>12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3]*[.G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LOR CMD24 Ctlr </text:p>
          </table:table-cell>
          <table:table-cell table:style-name="ce7" office:value-type="string" calcext:value-type="string">
            <text:p>Manger Left RGB Flood</text:p>
          </table:table-cell>
          <table:table-cell table:style-name="ce7" office:value-type="string" calcext:value-type="string">
            <text:p>RGB</text:p>
          </table:table-cell>
          <table:table-cell table:style-name="ce21" office:value-type="string" calcext:value-type="string">
            <text:p>12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4]*[.G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LOR CMD24 Ctlr </text:p>
          </table:table-cell>
          <table:table-cell table:style-name="ce7" office:value-type="string" calcext:value-type="string">
            <text:p>Manger Right RGB Flood</text:p>
          </table:table-cell>
          <table:table-cell table:style-name="ce7" office:value-type="string" calcext:value-type="string">
            <text:p>RGB</text:p>
          </table:table-cell>
          <table:table-cell table:style-name="ce21" office:value-type="string" calcext:value-type="string">
            <text:p>12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6" table:formula="of:=[.F15]*[.G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16]*[.G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17]*[.G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18]*[.G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19]*[.G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0]*[.G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1]*[.G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2]*[.G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3]*[.G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4]*[.G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5]*[.G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6]*[.G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7]*[.G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8]*[.G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29]*[.G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0]*[.G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1]*[.G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2]*[.G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3]*[.G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4]*[.G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5]*[.G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6]*[.G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7]*[.G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8]*[.G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39]*[.G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0]*[.G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1]*[.G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2]*[.G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3]*[.G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4]*[.G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5]*[.G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2"/>
          <table:table-cell table:style-name="ce2"/>
          <table:table-cell table:style-name="ce4" table:number-columns-repeated="3"/>
          <table:table-cell table:style-name="ce16" table:formula="of:=[.F46]*[.G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2"/>
          <table:table-cell table:style-name="ce2"/>
          <table:table-cell table:style-name="ce4" table:number-columns-repeated="3"/>
          <table:table-cell table:style-name="ce16" table:formula="of:=[.F47]*[.G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8]*[.G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49]*[.G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0]*[.G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1]*[.G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2]*[.G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3]*[.G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4]*[.G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5]*[.G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6]*[.G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2"/>
          <table:table-cell table:style-name="ce2"/>
          <table:table-cell table:style-name="ce4" table:number-columns-repeated="3"/>
          <table:table-cell table:style-name="ce16" table:formula="of:=[.F57]*[.G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8]*[.G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59]*[.G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60]*[.G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61]*[.G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62]*[.G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2"/>
          <table:table-cell table:style-name="ce2"/>
          <table:table-cell table:style-name="ce4" table:number-columns-repeated="3"/>
          <table:table-cell table:style-name="ce16" table:formula="of:=[.F63]*[.G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1"/>
          <table:table-cell table:style-name="ce2"/>
          <table:table-cell table:style-name="ce4" table:number-columns-repeated="3"/>
          <table:table-cell table:style-name="ce16" table:formula="of:=[.F64]*[.G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65]*[.G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66]*[.G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67]*[.G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68]*[.G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69]*[.G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0]*[.G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1]*[.G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2]*[.G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3]*[.G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4]*[.G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5]*[.G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6]*[.G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7]*[.G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8]*[.G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79]*[.G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0]*[.G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1]*[.G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2]*[.G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3]*[.G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4]*[.G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5]*[.G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6]*[.G8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7]*[.G8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8]*[.G8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89]*[.G8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0]*[.G9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1]*[.G9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2]*[.G9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3]*[.G9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4]*[.G9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5]*[.G9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6]*[.G9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7]*[.G9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8]*[.G9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99]*[.G9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0]*[.G10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1]*[.G10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2]*[.G10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3]*[.G10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4]*[.G10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5]*[.G10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6]*[.G10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7]*[.G10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8]*[.G10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09]*[.G10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0]*[.G1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1]*[.G1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2]*[.G1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3]*[.G1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4]*[.G1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5]*[.G1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6]*[.G1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7]*[.G1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8]*[.G1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19]*[.G1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0]*[.G1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1]*[.G1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2]*[.G1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3]*[.G1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4]*[.G1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5]*[.G1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6]*[.G1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7]*[.G1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8]*[.G1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29]*[.G1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0]*[.G1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1]*[.G1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2]*[.G1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3]*[.G1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4]*[.G1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5]*[.G1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6]*[.G1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7]*[.G1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8]*[.G1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39]*[.G1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0]*[.G1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1]*[.G1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2]*[.G1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3]*[.G1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4]*[.G1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5]*[.G1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6]*[.G1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7]*[.G1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8]*[.G1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49]*[.G1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0]*[.G1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1]*[.G1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2]*[.G1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3]*[.G1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4]*[.G1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5]*[.G1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6]*[.G1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7]*[.G1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8]*[.G1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59]*[.G1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0]*[.G1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1]*[.G1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2]*[.G1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3]*[.G1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4]*[.G1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5]*[.G1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6]*[.G1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7]*[.G1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8]*[.G1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69]*[.G1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0]*[.G1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1]*[.G1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2]*[.G1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3]*[.G1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4]*[.G1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5]*[.G1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6]*[.G1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7]*[.G1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8]*[.G1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79]*[.G1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0]*[.G1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1]*[.G1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2]*[.G1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3]*[.G1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4]*[.G1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3"/>
          <table:table-cell table:style-name="ce4"/>
          <table:table-cell table:style-name="ce2"/>
          <table:table-cell table:style-name="ce4" table:number-columns-repeated="3"/>
          <table:table-cell table:style-name="ce16" table:formula="of:=[.F185]*[.G1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2" table:number-columns-repeated="2"/>
          <table:table-cell table:style-name="ce13" table:formula="of:=SUM([.F2:.F185]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SUM([.I2:.I185])" office:value-type="float" office:value="36" calcext:value-type="float">
            <text:p>36</text:p>
          </table:table-cell>
          <table:table-cell table:style-name="ce13" table:formula="of:=SUM([.J2:.J185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5 Cords- Enet, DMX(n)" table:style-name="ta1"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4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witch</text:p>
          </table:table-cell>
          <table:table-cell table:style-name="ce7" office:value-type="string" calcext:value-type="string">
            <text:p>Uplink</text:p>
          </table:table-cell>
          <table:table-cell table:style-name="ce7" office:value-type="string" calcext:value-type="string">
            <text:p>Enet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2]*[.F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witch</text:p>
          </table:table-cell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Enet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3]*[.F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Switch</text:p>
          </table:table-cell>
          <table:table-cell table:style-name="ce7" office:value-type="string" calcext:value-type="string">
            <text:p>AlphaPix16</text:p>
          </table:table-cell>
          <table:table-cell table:style-name="ce7" office:value-type="string" calcext:value-type="string">
            <text:p>Enet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4]*[.F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Switch</text:p>
          </table:table-cell>
          <table:table-cell table:style-name="ce7" office:value-type="string" calcext:value-type="string">
            <text:p>AlphaPix4</text:p>
          </table:table-cell>
          <table:table-cell table:style-name="ce7" office:value-type="string" calcext:value-type="string">
            <text:p>Enet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5]*[.F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USB Dongle</text:p>
          </table:table-cell>
          <table:table-cell table:style-name="ce7" office:value-type="string" calcext:value-type="string">
            <text:p>Cltr A in Garage</text:p>
          </table:table-cell>
          <table:table-cell table:style-name="ce7" office:value-type="string" calcext:value-type="string">
            <text:p>LOR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6]*[.F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7" office:value-type="string" calcext:value-type="string">
            <text:p>Chinese 27 chan Ctlr K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7]*[.F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Chinese 27 chan Ctlr K</text:p>
          </table:table-cell>
          <table:table-cell table:style-name="ce7" office:value-type="string" calcext:value-type="string">
            <text:p>LOR CBD24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8]*[.F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LOR CBD24</text:p>
          </table:table-cell>
          <table:table-cell table:style-name="ce8" office:value-type="string" calcext:value-type="string">
            <text:p>Pigtail to Left Yard</text:p>
          </table:table-cell>
          <table:table-cell table:style-name="ce8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9]*[.F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office:value-type="string" calcext:value-type="string">
            <text:p>AlphaPix16</text:p>
          </table:table-cell>
          <table:table-cell table:style-name="ce8" office:value-type="string" calcext:value-type="string">
            <text:p>Pigtail to Right Yard</text:p>
          </table:table-cell>
          <table:table-cell table:style-name="ce8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0]*[.F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Pigtail to Right Yard</text:p>
          </table:table-cell>
          <table:table-cell table:style-name="ce7" office:value-type="string" calcext:value-type="string">
            <text:p>Ctlr F Right Yard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1]*[.F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 office:value-type="string" calcext:value-type="string">
            <text:p>Pigtail to Left Yard</text:p>
          </table:table-cell>
          <table:table-cell table:style-name="ce7" office:value-type="string" calcext:value-type="string">
            <text:p>Cltr E behind middle wall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2]*[.F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Cltr E behind middle wall</text:p>
          </table:table-cell>
          <table:table-cell table:style-name="ce7" office:value-type="string" calcext:value-type="string">
            <text:p>Ctlr D Behind Left Bushes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3]*[.F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Ctlr D Behind Left Bushes</text:p>
          </table:table-cell>
          <table:table-cell table:style-name="ce7" office:value-type="string" calcext:value-type="string">
            <text:p>Ctrl C Misc Trees Left Yard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4]*[.F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Ctrl C Misc Trees Left Yard</text:p>
          </table:table-cell>
          <table:table-cell table:style-name="ce7" office:value-type="string" calcext:value-type="string">
            <text:p>Ctrl B Tom Trees Row B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5]*[.F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 office:value-type="string" calcext:value-type="string">
            <text:p>Ctrl B Tom Trees Row B</text:p>
          </table:table-cell>
          <table:table-cell table:style-name="ce7" office:value-type="string" calcext:value-type="string">
            <text:p>Ctlr H Renard Tom Trees Row A</text:p>
          </table:table-cell>
          <table:table-cell table:style-name="ce7" office:value-type="string" calcext:value-type="string">
            <text:p>DMX</text:p>
          </table:table-cell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16" table:formula="of:=[.E16]*[.F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17]*[.F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18]*[.F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19]*[.F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0]*[.F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1]*[.F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2]*[.F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3]*[.F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4]*[.F2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5]*[.F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6]*[.F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7]*[.F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8]*[.F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29]*[.F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0]*[.F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1]*[.F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2]*[.F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3]*[.F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4]*[.F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2"/>
          <table:table-cell table:style-name="ce4" table:number-columns-repeated="3"/>
          <table:table-cell table:style-name="ce16" table:formula="of:=[.E35]*[.F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6]*[.F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7]*[.F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38]*[.F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2"/>
          <table:table-cell table:style-name="ce4" table:number-columns-repeated="3"/>
          <table:table-cell table:style-name="ce16" table:formula="of:=[.E39]*[.F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0]*[.F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1]*[.F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2]*[.F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3]*[.F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4]*[.F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5]*[.F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"/>
          <table:table-cell table:style-name="ce4" table:number-columns-repeated="3"/>
          <table:table-cell table:style-name="ce16" table:formula="of:=[.E46]*[.F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"/>
          <table:table-cell table:style-name="ce4" table:number-columns-repeated="3"/>
          <table:table-cell table:style-name="ce16" table:formula="of:=[.E47]*[.F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8]*[.F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49]*[.F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0]*[.F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1]*[.F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2]*[.F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3]*[.F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4]*[.F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5]*[.F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6]*[.F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"/>
          <table:table-cell table:style-name="ce4" table:number-columns-repeated="3"/>
          <table:table-cell table:style-name="ce16" table:formula="of:=[.E57]*[.F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8]*[.F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59]*[.F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60]*[.F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61]*[.F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62]*[.F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8" table:number-columns-repeated="2"/>
          <table:table-cell table:style-name="ce2"/>
          <table:table-cell table:style-name="ce4" table:number-columns-repeated="3"/>
          <table:table-cell table:style-name="ce16" table:formula="of:=[.E63]*[.F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/>
          <table:table-cell table:style-name="ce7" table:number-columns-repeated="2"/>
          <table:table-cell table:style-name="ce2"/>
          <table:table-cell table:style-name="ce4" table:number-columns-repeated="3"/>
          <table:table-cell table:style-name="ce16" table:formula="of:=[.E64]*[.F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65]*[.F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66]*[.F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67]*[.F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68]*[.F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69]*[.F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0]*[.F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1]*[.F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2]*[.F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3]*[.F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4]*[.F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5]*[.F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6]*[.F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7]*[.F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8]*[.F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79]*[.F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0]*[.F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1]*[.F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2]*[.F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3]*[.F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4]*[.F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5]*[.F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6]*[.F8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7]*[.F8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8]*[.F8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89]*[.F8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0]*[.F9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1]*[.F9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2]*[.F9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3]*[.F9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4]*[.F9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5]*[.F9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6]*[.F9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7]*[.F9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8]*[.F9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99]*[.F9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0]*[.F10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1]*[.F10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2]*[.F10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3]*[.F10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4]*[.F10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5]*[.F10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6]*[.F10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7]*[.F10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8]*[.F10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09]*[.F10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0]*[.F11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1]*[.F1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2]*[.F11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3]*[.F1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4]*[.F11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5]*[.F11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6]*[.F11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7]*[.F11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8]*[.F11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19]*[.F11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0]*[.F12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1]*[.F12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2]*[.F12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3]*[.F12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4]*[.F12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5]*[.F12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6]*[.F12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7]*[.F12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8]*[.F12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29]*[.F12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0]*[.F13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1]*[.F13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2]*[.F1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3]*[.F13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4]*[.F13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5]*[.F13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6]*[.F13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7]*[.F13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8]*[.F13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39]*[.F13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0]*[.F14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1]*[.F14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2]*[.F14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3]*[.F14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4]*[.F14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5]*[.F14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6]*[.F14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7]*[.F14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8]*[.F1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49]*[.F14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0]*[.F15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1]*[.F15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2]*[.F15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3]*[.F15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4]*[.F15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5]*[.F15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6]*[.F15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7]*[.F15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8]*[.F15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59]*[.F15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0]*[.F16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1]*[.F16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2]*[.F16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3]*[.F16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4]*[.F16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5]*[.F16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6]*[.F16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7]*[.F16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8]*[.F16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69]*[.F16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0]*[.F17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1]*[.F17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2]*[.F17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3]*[.F17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4]*[.F17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5]*[.F17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6]*[.F176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7]*[.F177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8]*[.F17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79]*[.F179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0]*[.F180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1]*[.F18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2]*[.F18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3]*[.F18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4]*[.F184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0" table:number-columns-repeated="3"/>
          <table:table-cell table:style-name="ce2"/>
          <table:table-cell table:style-name="ce4" table:number-columns-repeated="3"/>
          <table:table-cell table:style-name="ce16" table:formula="of:=[.E185]*[.F185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style-name="ce12"/>
          <table:table-cell table:style-name="ce13" table:formula="of:=SUM([.E2:.E185])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formula="of:=SUM([.H2:.H185])" office:value-type="float" office:value="30" calcext:value-type="float">
            <text:p>30</text:p>
          </table:table-cell>
          <table:table-cell table:style-name="ce13" table:formula="of:=SUM([.I2:.I185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 Cords(n)" table:style-name="ta1">
        <table:table-column table:style-name="co1" table:default-cell-style-name="ce3"/>
        <table:table-column table:style-name="co10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1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<text:span text:style-name="T3">F</text:span><text:span text:style-name="T2">rom</text:span></text:p>
          </table:table-cell>
          <table:table-cell table:style-name="ce6" office:value-type="string" calcext:value-type="string">
            <text:p>To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onductors</text:p>
          </table:table-cell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Connectors</text:p>
          </table:table-cell>
          <table:table-cell table:style-name="ce15" office:value-type="string" calcext:value-type="string">
            <text:p>Wire</text:p>
          </table:table-cell>
          <table:table-cell table:style-name="ce18"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Computer</text:p>
          </table:table-cell>
          <table:table-cell table:style-name="ce7" office:value-type="string" calcext:value-type="string">
            <text:p>Monitor</text:p>
          </table:table-cell>
          <table:table-cell table:style-name="ce7" office:value-type="string" calcext:value-type="string">
            <text:p>Video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Computer</text:p>
          </table:table-cell>
          <table:table-cell table:style-name="ce7" office:value-type="string" calcext:value-type="string">
            <text:p>Keyboard</text:p>
          </table:table-cell>
          <table:table-cell table:style-name="ce7" office:value-type="string" calcext:value-type="string">
            <text:p>USB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Computer</text:p>
          </table:table-cell>
          <table:table-cell table:style-name="ce7" office:value-type="string" calcext:value-type="string">
            <text:p>Mouse</text:p>
          </table:table-cell>
          <table:table-cell table:style-name="ce7" office:value-type="string" calcext:value-type="string">
            <text:p>USB</text:p>
          </table:table-cell>
          <table:table-cell table:style-name="ce7"/>
          <table:table-cell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LOR Dongle</text:p>
          </table:table-cell>
          <table:table-cell table:style-name="ce7" office:value-type="string" calcext:value-type="string">
            <text:p>USB</text:p>
          </table:table-cell>
          <table:table-cell table:style-name="ce7"/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7" office:value-type="string" calcext:value-type="string">
            <text:p>Computer</text:p>
          </table:table-cell>
          <table:table-cell table:style-name="ce7" office:value-type="string" calcext:value-type="string">
            <text:p>Mini Phone Splitter</text:p>
          </table:table-cell>
          <table:table-cell table:style-name="ce7" office:value-type="string" calcext:value-type="string">
            <text:p>Audio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16"/>
          <table:table-cell table:number-columns-repeated="4"/>
          <table:table-cell office:value-type="string" calcext:value-type="string">
            <text:p>Sheet protection password is simply “x”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0" office:value-type="string" calcext:value-type="string">
            <text:p>Mini Phone Splitter</text:p>
          </table:table-cell>
          <table:table-cell table:style-name="ce7" office:value-type="string" calcext:value-type="string">
            <text:p>Amplifier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Mini Phone Splitter</text:p>
          </table:table-cell>
          <table:table-cell table:style-name="ce7" office:value-type="string" calcext:value-type="string">
            <text:p>Transmitter</text:p>
          </table:table-cell>
          <table:table-cell table:style-name="ce7"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mplifier</text:p>
          </table:table-cell>
          <table:table-cell table:style-name="ce8" office:value-type="string" calcext:value-type="string">
            <text:p>Left Speaker</text:p>
          </table:table-cell>
          <table:table-cell table:style-name="ce8" table:number-columns-repeated="2"/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Amplifier</text:p>
          </table:table-cell>
          <table:table-cell table:style-name="ce8" office:value-type="string" calcext:value-type="string">
            <text:p>Right Speaker</text:p>
          </table:table-cell>
          <table:table-cell table:style-name="ce8" table:number-columns-repeated="2"/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  <table:table-cell table:style-name="ce16"/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Transmitter</text:p>
          </table:table-cell>
          <table:table-cell table:style-name="ce7" office:value-type="string" calcext:value-type="string">
            <text:p>Antenna</text:p>
          </table:table-cell>
          <table:table-cell table:style-name="ce7"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6" table:formula="of:=[.F11]*[.G11]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office:value-type="string" calcext:value-type="string">
            <text:p>Power Center</text:p>
          </table:table-cell>
          <table:table-cell table:style-name="ce7" office:value-type="string" calcext:value-type="string">
            <text:p>Misc Low Volts to Controllers</text:p>
          </table:table-cell>
          <table:table-cell table:style-name="ce7"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16" table:formula="of:=[.F12]*[.G12]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3]*[.G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4]*[.G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5]*[.G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6]*[.G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7]*[.G1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8]*[.G1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19]*[.G1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0]*[.G2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1]*[.G2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2]*[.G2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3]*[.G2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4]*[.G2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5]*[.G2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6]*[.G2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7]*[.G2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8]*[.G2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29]*[.G2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0]*[.G3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1]*[.G3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2]*[.G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3]*[.G3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4]*[.G3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3"/>
          <table:table-cell table:style-name="ce2"/>
          <table:table-cell table:style-name="ce4" table:number-columns-repeated="3"/>
          <table:table-cell table:style-name="ce16" table:formula="of:=[.F35]*[.G3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6]*[.G3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7]*[.G3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38]*[.G3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3"/>
          <table:table-cell table:style-name="ce2"/>
          <table:table-cell table:style-name="ce4" table:number-columns-repeated="3"/>
          <table:table-cell table:style-name="ce16" table:formula="of:=[.F39]*[.G3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0]*[.G4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1]*[.G4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2]*[.G4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3]*[.G4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4]*[.G4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5]*[.G4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3"/>
          <table:table-cell table:style-name="ce2"/>
          <table:table-cell table:style-name="ce4" table:number-columns-repeated="3"/>
          <table:table-cell table:style-name="ce16" table:formula="of:=[.F46]*[.G4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3"/>
          <table:table-cell table:style-name="ce2"/>
          <table:table-cell table:style-name="ce4" table:number-columns-repeated="3"/>
          <table:table-cell table:style-name="ce16" table:formula="of:=[.F47]*[.G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8]*[.G4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49]*[.G4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0]*[.G5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1]*[.G5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2]*[.G5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3]*[.G5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4]*[.G5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5]*[.G5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6]*[.G5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3"/>
          <table:table-cell table:style-name="ce2"/>
          <table:table-cell table:style-name="ce4" table:number-columns-repeated="3"/>
          <table:table-cell table:style-name="ce16" table:formula="of:=[.F57]*[.G5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8]*[.G5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59]*[.G5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60]*[.G6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61]*[.G6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62]*[.G6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8" table:number-columns-repeated="3"/>
          <table:table-cell table:style-name="ce2"/>
          <table:table-cell table:style-name="ce4" table:number-columns-repeated="3"/>
          <table:table-cell table:style-name="ce16" table:formula="of:=[.F63]*[.G6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7" table:number-columns-repeated="3"/>
          <table:table-cell table:style-name="ce2"/>
          <table:table-cell table:style-name="ce4" table:number-columns-repeated="3"/>
          <table:table-cell table:style-name="ce16" table:formula="of:=[.F64]*[.G6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65]*[.G6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66]*[.G6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67]*[.G6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68]*[.G6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69]*[.G6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0]*[.G7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1]*[.G7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2]*[.G7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3]*[.G7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4]*[.G7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5]*[.G7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6]*[.G7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7]*[.G7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8]*[.G7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79]*[.G7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0]*[.G8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1]*[.G8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2]*[.G8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3]*[.G8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4]*[.G8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5]*[.G8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6]*[.G8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7]*[.G8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8]*[.G8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89]*[.G8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0]*[.G9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1]*[.G9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2]*[.G9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3]*[.G9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4]*[.G9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5]*[.G9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6]*[.G9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7]*[.G9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8]*[.G9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99]*[.G9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0]*[.G10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1]*[.G10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2]*[.G10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3]*[.G10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4]*[.G10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5]*[.G10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6]*[.G10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7]*[.G10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8]*[.G108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09]*[.G10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0]*[.G110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1]*[.G111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2]*[.G1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3]*[.G113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4]*[.G114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5]*[.G115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6]*[.G116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 table:formula="of:=[.F117]*[.G117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68">
          <table:table-cell table:style-name="ce2"/>
          <table:table-cell table:style-name="ce10" table:number-columns-repeated="4"/>
          <table:table-cell table:style-name="ce2"/>
          <table:table-cell table:style-name="ce4" table:number-columns-repeated="3"/>
          <table:table-cell table:style-name="ce1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TOTALS:</text:p>
          </table:table-cell>
          <table:table-cell table:number-columns-repeated="1021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itstream Vera Sans Mono" svg:font-family="'Bitstream Vera Sans Mono'"/>
    <style:font-face style:name="DejaVu Sans Mono" svg:font-family="'DejaVu Sans Mono'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8:04:53.345000000</meta:creation-date>
    <meta:generator>LibreOffice/7.0.4.2$Windows_X86_64 LibreOffice_project/dcf040e67528d9187c66b2379df5ea4407429775</meta:generator>
    <dc:date>2021-01-21T09:23:16.648000000</dc:date>
    <meta:editing-duration>PT13H5M34S</meta:editing-duration>
    <meta:editing-cycles>5</meta:editing-cycles>
    <meta:document-statistic meta:table-count="7" meta:cell-count="2117" meta:object-count="0"/>
  </office:meta>
</office:document-meta>
</file>